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width="0.01cm" svg:stroke-color="#000000" draw:marker-start-width="0.215cm" draw:marker-end-width="0.215cm" draw:fill="hatch" draw:fill-hatch-name="Hatching_20_1" draw:fill-hatch-solid="false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01cm" svg:stroke-color="#000000" draw:marker-start-width="0.215cm" draw:marker-end-width="0.215cm" draw:fill="none" draw:textarea-vertical-align="middle" fo:padding-top="0.13cm" fo:padding-bottom="0.13cm" fo:padding-left="0.255cm" fo:padding-right="0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hatch" draw:fill-hatch-name="Hatching_20_1" draw:fill-hatch-solid="fals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cm" svg:x="15.2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0cm" svg:height="10cm" svg:x="5.2cm" svg:y="1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7cm" svg:y1="1.9cm" svg:x2="27.1cm" svg:y2="1.9cm">
          <text:p/>
        </draw:line>
        <draw:line draw:style-name="gr4" draw:text-style-name="P1" draw:layer="layout" svg:x1="25.725cm" svg:y1="2.35cm" svg:x2="27.125cm" svg:y2="2.35cm">
          <text:p/>
        </draw:line>
        <draw:line draw:style-name="gr4" draw:text-style-name="P1" draw:layer="layout" svg:x1="25.725cm" svg:y1="2.75cm" svg:x2="27.125cm" svg:y2="2.75cm">
          <text:p/>
        </draw:line>
        <draw:line draw:style-name="gr4" draw:text-style-name="P1" draw:layer="layout" svg:x1="25.726cm" svg:y1="3.15cm" svg:x2="27.126cm" svg:y2="3.15cm">
          <text:p/>
        </draw:line>
        <draw:line draw:style-name="gr4" draw:text-style-name="P1" draw:layer="layout" svg:x1="25.751cm" svg:y1="3.6cm" svg:x2="27.151cm" svg:y2="3.6cm">
          <text:p/>
        </draw:line>
        <draw:line draw:style-name="gr4" draw:text-style-name="P1" draw:layer="layout" svg:x1="25.751cm" svg:y1="4cm" svg:x2="27.151cm" svg:y2="4cm">
          <text:p/>
        </draw:line>
        <draw:line draw:style-name="gr4" draw:text-style-name="P1" draw:layer="layout" svg:x1="25.726cm" svg:y1="4.45cm" svg:x2="27.126cm" svg:y2="4.45cm">
          <text:p/>
        </draw:line>
        <draw:line draw:style-name="gr4" draw:text-style-name="P1" draw:layer="layout" svg:x1="25.751cm" svg:y1="4.9cm" svg:x2="27.151cm" svg:y2="4.9cm">
          <text:p/>
        </draw:line>
        <draw:line draw:style-name="gr4" draw:text-style-name="P1" draw:layer="layout" svg:x1="25.751cm" svg:y1="5.3cm" svg:x2="27.151cm" svg:y2="5.3cm">
          <text:p/>
        </draw:line>
        <draw:line draw:style-name="gr4" draw:text-style-name="P1" draw:layer="layout" svg:x1="25.726cm" svg:y1="5.65cm" svg:x2="27.126cm" svg:y2="5.65cm">
          <text:p/>
        </draw:line>
        <draw:line draw:style-name="gr4" draw:text-style-name="P1" draw:layer="layout" svg:x1="25.751cm" svg:y1="6.1cm" svg:x2="27.151cm" svg:y2="6.1cm">
          <text:p/>
        </draw:line>
        <draw:line draw:style-name="gr4" draw:text-style-name="P1" draw:layer="layout" svg:x1="25.751cm" svg:y1="6.5cm" svg:x2="27.151cm" svg:y2="6.5cm">
          <text:p/>
        </draw:line>
        <draw:line draw:style-name="gr4" draw:text-style-name="P1" draw:layer="layout" svg:x1="25.752cm" svg:y1="6.9cm" svg:x2="27.152cm" svg:y2="6.9cm">
          <text:p/>
        </draw:line>
        <draw:line draw:style-name="gr4" draw:text-style-name="P1" draw:layer="layout" svg:x1="25.777cm" svg:y1="7.35cm" svg:x2="27.177cm" svg:y2="7.35cm">
          <text:p/>
        </draw:line>
        <draw:line draw:style-name="gr4" draw:text-style-name="P1" draw:layer="layout" svg:x1="25.777cm" svg:y1="7.75cm" svg:x2="27.177cm" svg:y2="7.75cm">
          <text:p/>
        </draw:line>
        <draw:line draw:style-name="gr4" draw:text-style-name="P1" draw:layer="layout" svg:x1="25.752cm" svg:y1="8.2cm" svg:x2="27.152cm" svg:y2="8.2cm">
          <text:p/>
        </draw:line>
        <draw:line draw:style-name="gr4" draw:text-style-name="P1" draw:layer="layout" svg:x1="25.777cm" svg:y1="8.65cm" svg:x2="27.177cm" svg:y2="8.65cm">
          <text:p/>
        </draw:line>
        <draw:line draw:style-name="gr4" draw:text-style-name="P1" draw:layer="layout" svg:x1="25.777cm" svg:y1="9.05cm" svg:x2="27.177cm" svg:y2="9.05cm">
          <text:p/>
        </draw:line>
        <draw:line draw:style-name="gr4" draw:text-style-name="P1" draw:layer="layout" svg:x1="25.803cm" svg:y1="9.5cm" svg:x2="27.203cm" svg:y2="9.5cm">
          <text:p/>
        </draw:line>
        <draw:line draw:style-name="gr4" draw:text-style-name="P1" draw:layer="layout" svg:x1="25.803cm" svg:y1="9.9cm" svg:x2="27.203cm" svg:y2="9.9cm">
          <text:p/>
        </draw:line>
        <draw:line draw:style-name="gr4" draw:text-style-name="P1" draw:layer="layout" svg:x1="25.778cm" svg:y1="10.35cm" svg:x2="27.178cm" svg:y2="10.35cm">
          <text:p/>
        </draw:line>
        <draw:line draw:style-name="gr4" draw:text-style-name="P1" draw:layer="layout" svg:x1="25.803cm" svg:y1="10.8cm" svg:x2="27.203cm" svg:y2="10.8cm">
          <text:p/>
        </draw:line>
        <draw:line draw:style-name="gr4" draw:text-style-name="P1" draw:layer="layout" svg:x1="25.803cm" svg:y1="11.2cm" svg:x2="27.203cm" svg:y2="11.2cm">
          <text:p/>
        </draw:line>
        <draw:line draw:style-name="gr4" draw:text-style-name="P1" draw:layer="layout" svg:x1="25.828cm" svg:y1="11.65cm" svg:x2="27.228cm" svg:y2="11.65cm">
          <text:p/>
        </draw:line>
        <draw:line draw:style-name="gr4" draw:text-style-name="P1" draw:layer="layout" svg:x1="4.6cm" svg:y1="1.95cm" svg:x2="3.2cm" svg:y2="1.95cm">
          <text:p/>
        </draw:line>
        <draw:line draw:style-name="gr4" draw:text-style-name="P1" draw:layer="layout" svg:x1="4.575cm" svg:y1="2.4cm" svg:x2="3.175cm" svg:y2="2.4cm">
          <text:p/>
        </draw:line>
        <draw:line draw:style-name="gr4" draw:text-style-name="P1" draw:layer="layout" svg:x1="4.575cm" svg:y1="2.8cm" svg:x2="3.175cm" svg:y2="2.8cm">
          <text:p/>
        </draw:line>
        <draw:line draw:style-name="gr4" draw:text-style-name="P1" draw:layer="layout" svg:x1="4.574cm" svg:y1="3.2cm" svg:x2="3.174cm" svg:y2="3.2cm">
          <text:p/>
        </draw:line>
        <draw:line draw:style-name="gr4" draw:text-style-name="P1" draw:layer="layout" svg:x1="4.549cm" svg:y1="3.65cm" svg:x2="3.149cm" svg:y2="3.65cm">
          <text:p/>
        </draw:line>
        <draw:line draw:style-name="gr4" draw:text-style-name="P1" draw:layer="layout" svg:x1="4.549cm" svg:y1="4.05cm" svg:x2="3.149cm" svg:y2="4.05cm">
          <text:p/>
        </draw:line>
        <draw:line draw:style-name="gr4" draw:text-style-name="P1" draw:layer="layout" svg:x1="4.574cm" svg:y1="4.5cm" svg:x2="3.174cm" svg:y2="4.5cm">
          <text:p/>
        </draw:line>
        <draw:line draw:style-name="gr4" draw:text-style-name="P1" draw:layer="layout" svg:x1="4.549cm" svg:y1="4.95cm" svg:x2="3.149cm" svg:y2="4.95cm">
          <text:p/>
        </draw:line>
        <draw:line draw:style-name="gr4" draw:text-style-name="P1" draw:layer="layout" svg:x1="4.549cm" svg:y1="5.35cm" svg:x2="3.149cm" svg:y2="5.35cm">
          <text:p/>
        </draw:line>
        <draw:line draw:style-name="gr4" draw:text-style-name="P1" draw:layer="layout" svg:x1="4.574cm" svg:y1="5.7cm" svg:x2="3.174cm" svg:y2="5.7cm">
          <text:p/>
        </draw:line>
        <draw:line draw:style-name="gr4" draw:text-style-name="P1" draw:layer="layout" svg:x1="4.549cm" svg:y1="6.15cm" svg:x2="3.149cm" svg:y2="6.15cm">
          <text:p/>
        </draw:line>
        <draw:line draw:style-name="gr4" draw:text-style-name="P1" draw:layer="layout" svg:x1="4.549cm" svg:y1="6.55cm" svg:x2="3.149cm" svg:y2="6.55cm">
          <text:p/>
        </draw:line>
        <draw:line draw:style-name="gr4" draw:text-style-name="P1" draw:layer="layout" svg:x1="4.548cm" svg:y1="6.95cm" svg:x2="3.148cm" svg:y2="6.95cm">
          <text:p/>
        </draw:line>
        <draw:line draw:style-name="gr4" draw:text-style-name="P1" draw:layer="layout" svg:x1="4.523cm" svg:y1="7.4cm" svg:x2="3.123cm" svg:y2="7.4cm">
          <text:p/>
        </draw:line>
        <draw:line draw:style-name="gr4" draw:text-style-name="P1" draw:layer="layout" svg:x1="4.523cm" svg:y1="7.8cm" svg:x2="3.123cm" svg:y2="7.8cm">
          <text:p/>
        </draw:line>
        <draw:line draw:style-name="gr4" draw:text-style-name="P1" draw:layer="layout" svg:x1="4.548cm" svg:y1="8.25cm" svg:x2="3.148cm" svg:y2="8.25cm">
          <text:p/>
        </draw:line>
        <draw:line draw:style-name="gr4" draw:text-style-name="P1" draw:layer="layout" svg:x1="4.523cm" svg:y1="8.7cm" svg:x2="3.123cm" svg:y2="8.7cm">
          <text:p/>
        </draw:line>
        <draw:line draw:style-name="gr4" draw:text-style-name="P1" draw:layer="layout" svg:x1="4.523cm" svg:y1="9.1cm" svg:x2="3.123cm" svg:y2="9.1cm">
          <text:p/>
        </draw:line>
        <draw:line draw:style-name="gr4" draw:text-style-name="P1" draw:layer="layout" svg:x1="4.497cm" svg:y1="9.55cm" svg:x2="3.097cm" svg:y2="9.55cm">
          <text:p/>
        </draw:line>
        <draw:line draw:style-name="gr4" draw:text-style-name="P1" draw:layer="layout" svg:x1="4.497cm" svg:y1="9.95cm" svg:x2="3.097cm" svg:y2="9.95cm">
          <text:p/>
        </draw:line>
        <draw:line draw:style-name="gr4" draw:text-style-name="P1" draw:layer="layout" svg:x1="4.522cm" svg:y1="10.4cm" svg:x2="3.122cm" svg:y2="10.4cm">
          <text:p/>
        </draw:line>
        <draw:line draw:style-name="gr4" draw:text-style-name="P1" draw:layer="layout" svg:x1="4.497cm" svg:y1="10.85cm" svg:x2="3.097cm" svg:y2="10.85cm">
          <text:p/>
        </draw:line>
        <draw:line draw:style-name="gr4" draw:text-style-name="P1" draw:layer="layout" svg:x1="4.497cm" svg:y1="11.25cm" svg:x2="3.097cm" svg:y2="11.25cm">
          <text:p/>
        </draw:line>
        <draw:line draw:style-name="gr4" draw:text-style-name="P1" draw:layer="layout" svg:x1="4.472cm" svg:y1="11.7cm" svg:x2="3.072cm" svg:y2="11.7cm">
          <text:p/>
        </draw:line>
        <draw:line draw:style-name="gr5" draw:text-style-name="P1" draw:layer="layout" svg:x1="25.111cm" svg:y1="13.325cm" svg:x2="15.106cm" svg:y2="13.302cm">
          <text:p/>
        </draw:line>
        <draw:line draw:style-name="gr5" draw:text-style-name="P1" draw:layer="layout" svg:x1="15.105cm" svg:y1="13.302cm" svg:x2="15.105cm" svg:y2="17.078cm">
          <text:p/>
        </draw:line>
        <draw:path draw:style-name="gr5" draw:text-style-name="P1" draw:layer="layout" svg:width="1.253cm" svg:height="1.228cm" svg:x="15.099cm" svg:y="17.061cm" svg:viewBox="0 0 1254 1229" svg:d="M0 0c1024 60 1229 820 1254 1229">
          <text:p/>
        </draw:path>
        <draw:line draw:style-name="gr5" draw:text-style-name="P1" draw:layer="layout" svg:x1="16.353cm" svg:y1="18.29cm" svg:x2="16.332cm" svg:y2="18.293cm">
          <text:p/>
        </draw:line>
        <draw:polyline draw:style-name="gr5" draw:text-style-name="P1" draw:layer="layout" svg:width="8.755cm" svg:height="5.002cm" svg:x="16.332cm" svg:y="13.307cm" svg:viewBox="0 0 8756 5003" draw:points="8756,0 8756,5003 8756,4986 0,4986">
          <text:p/>
        </draw:polyline>
        <draw:g>
          <draw:custom-shape draw:style-name="gr6" draw:text-style-name="P1" draw:layer="layout" svg:width="0.474cm" svg:height="0.456cm" svg:x="23.487cm" svg:y="18.358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13cm" svg:height="0.127cm" svg:x="23.501cm" svg:y="18.83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34cm" svg:height="0.123cm" svg:x="23.822cm" svg:y="18.8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3" draw:layer="layout" svg:width="0.495cm" svg:height="0.102cm" svg:x="23.477cm" svg:y="18.9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23.481cm" svg:y1="18.966cm" svg:x2="23.977cm" svg:y2="18.966cm">
            <text:p/>
          </draw:line>
        </draw:g>
        <draw:line draw:style-name="gr4" draw:text-style-name="P1" draw:layer="layout" svg:x1="25.536cm" svg:y1="13.565cm" svg:x2="26.936cm" svg:y2="13.565cm">
          <text:p/>
        </draw:line>
        <draw:line draw:style-name="gr4" draw:text-style-name="P1" draw:layer="layout" svg:x1="25.536cm" svg:y1="13.965cm" svg:x2="26.936cm" svg:y2="13.965cm">
          <text:p/>
        </draw:line>
        <draw:line draw:style-name="gr4" draw:text-style-name="P1" draw:layer="layout" svg:x1="25.511cm" svg:y1="14.415cm" svg:x2="26.911cm" svg:y2="14.415cm">
          <text:p/>
        </draw:line>
        <draw:line draw:style-name="gr4" draw:text-style-name="P1" draw:layer="layout" svg:x1="25.536cm" svg:y1="14.865cm" svg:x2="26.936cm" svg:y2="14.865cm">
          <text:p/>
        </draw:line>
        <draw:line draw:style-name="gr4" draw:text-style-name="P1" draw:layer="layout" svg:x1="25.536cm" svg:y1="15.265cm" svg:x2="26.936cm" svg:y2="15.265cm">
          <text:p/>
        </draw:line>
        <draw:line draw:style-name="gr4" draw:text-style-name="P1" draw:layer="layout" svg:x1="25.562cm" svg:y1="15.715cm" svg:x2="26.962cm" svg:y2="15.715cm">
          <text:p/>
        </draw:line>
        <draw:line draw:style-name="gr4" draw:text-style-name="P1" draw:layer="layout" svg:x1="25.562cm" svg:y1="16.115cm" svg:x2="26.962cm" svg:y2="16.115cm">
          <text:p/>
        </draw:line>
        <draw:line draw:style-name="gr4" draw:text-style-name="P1" draw:layer="layout" svg:x1="25.537cm" svg:y1="16.565cm" svg:x2="26.937cm" svg:y2="16.565cm">
          <text:p/>
        </draw:line>
        <draw:line draw:style-name="gr4" draw:text-style-name="P1" draw:layer="layout" svg:x1="25.562cm" svg:y1="17.015cm" svg:x2="26.962cm" svg:y2="17.015cm">
          <text:p/>
        </draw:line>
        <draw:line draw:style-name="gr4" draw:text-style-name="P1" draw:layer="layout" svg:x1="25.562cm" svg:y1="17.415cm" svg:x2="26.962cm" svg:y2="17.415cm">
          <text:p/>
        </draw:line>
        <draw:line draw:style-name="gr4" draw:text-style-name="P1" draw:layer="layout" svg:x1="25.587cm" svg:y1="17.865cm" svg:x2="26.987cm" svg:y2="17.865cm">
          <text:p/>
        </draw:line>
        <draw:g>
          <draw:custom-shape draw:style-name="gr6" draw:text-style-name="P1" draw:layer="layout" svg:width="0.474cm" svg:height="0.456cm" svg:x="17.02cm" svg:y="18.356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13cm" svg:height="0.127cm" svg:x="17.034cm" svg:y="18.8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34cm" svg:height="0.123cm" svg:x="17.355cm" svg:y="18.8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3" draw:layer="layout" svg:width="0.495cm" svg:height="0.102cm" svg:x="17.01cm" svg:y="18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7.014cm" svg:y1="18.964cm" svg:x2="17.51cm" svg:y2="18.964cm">
            <text:p/>
          </draw:line>
        </draw:g>
        <draw:g>
          <draw:custom-shape draw:style-name="gr6" draw:text-style-name="P1" draw:layer="layout" svg:width="0.474cm" svg:height="0.456cm" svg:x="23.489cm" svg:y="18.356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13cm" svg:height="0.127cm" svg:x="23.503cm" svg:y="18.83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34cm" svg:height="0.123cm" svg:x="23.824cm" svg:y="18.8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3" draw:layer="layout" svg:width="0.495cm" svg:height="0.102cm" svg:x="23.479cm" svg:y="18.9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23.483cm" svg:y1="18.964cm" svg:x2="23.979cm" svg:y2="18.964cm">
            <text:p/>
          </draw:line>
        </draw:g>
        <draw:g>
          <draw:custom-shape draw:style-name="gr6" draw:text-style-name="P1" draw:layer="layout" svg:width="0.474cm" svg:height="0.456cm" draw:transform="rotate (-1.5707963267949) translate (15.066cm 16.23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13cm" svg:height="0.127cm" draw:transform="rotate (-1.5707963267949) translate (14.59cm 16.252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34cm" svg:height="0.123cm" draw:transform="rotate (-1.5707963267949) translate (14.585cm 16.5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3" draw:layer="layout" svg:width="0.495cm" svg:height="0.102cm" draw:transform="rotate (-1.5707963267949) translate (14.458cm 16.2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4.458cm" svg:y1="16.232cm" svg:x2="14.458cm" svg:y2="16.728cm">
            <text:p/>
          </draw:line>
        </draw:g>
        <draw:g>
          <draw:custom-shape draw:style-name="gr6" draw:text-style-name="P1" draw:layer="layout" svg:width="0.474cm" svg:height="0.456cm" draw:transform="rotate (-1.5707963267949) translate (15.069cm 14.101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13cm" svg:height="0.127cm" draw:transform="rotate (-1.5707963267949) translate (14.593cm 14.11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layer="layout" svg:width="0.134cm" svg:height="0.123cm" draw:transform="rotate (-1.5707963267949) translate (14.588cm 14.43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3" draw:layer="layout" svg:width="0.495cm" svg:height="0.102cm" draw:transform="rotate (-1.5707963267949) translate (14.461cm 14.0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1" draw:layer="layout" svg:x1="14.461cm" svg:y1="14.095cm" svg:x2="14.461cm" svg:y2="14.591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000000" draw:distance="0.05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4-06-18T12:11:27.212010723</meta:creation-date>
    <dc:date>2020-05-26T16:28:38.980776580</dc:date>
    <meta:editing-duration>PT12M23S</meta:editing-duration>
    <meta:editing-cycles>2</meta:editing-cycles>
    <meta:generator>LibreOffice/6.4.2.2$Linux_X86_64 LibreOffice_project/40$Build-2</meta:generator>
    <dc:creator>Mariano Forti</dc:creator>
    <meta:document-statistic meta:object-count="97"/>
  </office:meta>
</office:document-meta>
</file>